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0.1999998092651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0.1999998092651pt"/>
    </style:style>
    <style:style style:name="T3" style:family="text">
      <style:text-properties style:font-name="times new roman" fo:font-size="10.1999998092651pt" fo:font-style="italic"/>
    </style:style>
    <style:style style:name="T4" style:family="text">
      <style:text-properties style:font-name="times new roman" fo:font-size="7.80000019073486pt"/>
    </style:style>
    <style:style style:name="T5" style:family="text">
      <style:text-properties fo:font-size="7.80000019073486pt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ing Function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For a positive integer <text:span text:style-name="T3">n</text:span> let's define a function <text:span text:style-name="T3">f</text:span>:</text:p>
      <text:p text:style-name="P9"><text:span text:style-name="T1">f</text:span>(<text:span text:style-name="T1">n</text:span>) =  - 1 + 2 - 3 + .. + ( - 1)<text:span text:style-name="T5">n</text:span><text:span text:style-name="T1">n</text:span></text:p>
      <text:p text:style-name="P6">Your task is to calculate <text:span text:style-name="T3">f</text:span><text:span text:style-name="T2">(</text:span><text:span text:style-name="T3">n</text:span><text:span text:style-name="T2">)</text:span> for a given integer <text:span text:style-name="T3">n</text:span>.</text:p>
      <text:p text:style-name="P8">Input</text:p>
      <text:p text:style-name="P6">The single line contains the positive integer <text:span text:style-name="T3">n</text:span> (<text:span text:style-name="T2">1 ≤ </text:span><text:span text:style-name="T3">n</text:span><text:span text:style-name="T2"> ≤ 10</text:span><text:span text:style-name="T4">15</text:span>).</text:p>
      <text:p text:style-name="P8">Output</text:p>
      <text:p text:style-name="P6">Print <text:span text:style-name="T3">f</text:span><text:span text:style-name="T2">(</text:span><text:span text:style-name="T3">n</text:span><text:span text:style-name="T2">)</text:span> in a single line.</text:p>
      <text:p text:style-name="P7">Examples</text:p>
      <text:p text:style-name="P10">input</text:p>
      <text:section text:style-name="Sect1" text:name="id005876765213198702">
        <text:p text:style-name="P11">Copy</text:p>
      </text:section>
      <text:p text:style-name="P1"><text:bookmark text:name="id003377038614527679"/>4</text:p>
      <text:p text:style-name="P10">output</text:p>
      <text:section text:style-name="Sect1" text:name="id004104283937569393">
        <text:p text:style-name="P11">Copy</text:p>
      </text:section>
      <text:p text:style-name="P1"><text:bookmark text:name="id0009040771012701576"/>2</text:p>
      <text:p text:style-name="P10">input</text:p>
      <text:section text:style-name="Sect1" text:name="id0023808562281477363">
        <text:p text:style-name="P11">Copy</text:p>
      </text:section>
      <text:p text:style-name="P1"><text:bookmark text:name="id006257790168857778"/>5</text:p>
      <text:p text:style-name="P10">output</text:p>
      <text:section text:style-name="Sect1" text:name="id009971969682713056">
        <text:p text:style-name="P11">Copy</text:p>
      </text:section>
      <text:p text:style-name="P1"><text:bookmark text:name="id007052234598848515"/>-3</text:p>
      <text:p text:style-name="P8">Note</text:p>
      <text:p text:style-name="P9"><text:span text:style-name="T1">f</text:span>(4) =  - 1 + 2 - 3 + 4 = 2</text:p>
      <text:p text:style-name="P9"><text:span text:style-name="T1">f</text:span>(5) =  - 1 + 2 - 3 + 4 - 5 =  - 3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10:57:48.105000000</dc:date>
    <meta:editing-duration>PT8S</meta:editing-duration>
    <meta:editing-cycles>1</meta:editing-cycles>
    <meta:document-statistic meta:table-count="0" meta:image-count="0" meta:object-count="0" meta:page-count="1" meta:paragraph-count="32" meta:word-count="117" meta:character-count="478" meta:non-whitespace-character-count="389"/>
    <meta:generator>LibreOffice/7.2.2.2$Windows_X86_64 LibreOffice_project/02b2acce88a210515b4a5bb2e46cbfb63fe97d56</meta:generator>
  </office:meta>
</office:document-meta>
</file>